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62in"/>
    </style:style>
    <style:style style:name="co3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Układ równań:</text:p>
          </table:table-cell>
          <table:table-cell office:value-type="string" calcext:value-type="string">
            <text:p>AX = 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1 =</text:p>
          </table:table-cell>
          <table:table-cell office:value-type="float" office:value="6" calcext:value-type="float">
            <text:p>6</text:p>
          </table:table-cell>
          <table:table-cell office:value-type="float" office:value="2.999" calcext:value-type="float">
            <text:p>2.999</text:p>
          </table:table-cell>
          <table:table-cell/>
          <table:table-cell office:value-type="string" calcext:value-type="string">
            <text:p>B1 = 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1 =</text:p>
          </table:table-cell>
          <table:table-cell office:value-type="float" office:value="6" calcext:value-type="float">
            <text:p>6</text:p>
          </table:table-cell>
          <table:table-cell office:value-type="float" office:value="3.001" calcext:value-type="float">
            <text:p>3.001</text:p>
          </table:table-cell>
          <table:table-cell/>
          <table:table-cell office:value-type="string" calcext:value-type="string">
            <text:p>B1 = 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.001" calcext:value-type="float">
            <text:p>6.001</text:p>
          </table:table-cell>
          <table:table-cell table:number-columns-repeated="3"/>
          <table:table-cell office:value-type="float" office:value="3.999" calcext:value-type="float">
            <text:p>3.9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et A<text:span text:style-name="T1">1</text:span> =</text:p>
          </table:table-cell>
          <table:table-cell table:formula="of:=MDETERM([.C4:.D5])" office:value-type="float" office:value="0.00399999999999956" calcext:value-type="float">
            <text:p>0.00399999999999956</text:p>
          </table:table-cell>
          <table:table-cell table:number-columns-repeated="6"/>
          <table:table-cell office:value-type="string" calcext:value-type="string">
            <text:p>det A<text:span text:style-name="T1">1</text:span> =</text:p>
          </table:table-cell>
          <table:table-cell table:formula="of:=MDETERM([.K4:.L5])" office:value-type="float" office:value="-0.000999000000000194" calcext:value-type="float">
            <text:p>-0.000999000000000194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1^-1 = </text:p>
          </table:table-cell>
          <table:table-cell table:number-matrix-columns-spanned="2" table:number-matrix-rows-spanned="2" table:formula="of:=MINVERSE([.C4:.D5])" office:value-type="float" office:value="500.000000000055" calcext:value-type="float">
            <text:p>500.000000000055</text:p>
          </table:table-cell>
          <table:table-cell office:value-type="float" office:value="-749.750000000083" calcext:value-type="float">
            <text:p>-749.750000000083</text:p>
          </table:table-cell>
          <table:table-cell table:number-columns-repeated="5"/>
          <table:table-cell office:value-type="string" calcext:value-type="string">
            <text:p>A1^-1 = </text:p>
          </table:table-cell>
          <table:table-cell table:number-matrix-columns-spanned="2" table:number-matrix-rows-spanned="2" table:formula="of:=MINVERSE([.K4:.L5])" office:value-type="float" office:value="-2002.00200200161" calcext:value-type="float">
            <text:p>-2002.00200200161</text:p>
          </table:table-cell>
          <table:table-cell office:value-type="float" office:value="3004.00400400342" calcext:value-type="float">
            <text:p>3004.0040040034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-1000.00000000011" calcext:value-type="float">
            <text:p>-1000.00000000011</text:p>
          </table:table-cell>
          <table:table-cell office:value-type="float" office:value="1500.00000000017" calcext:value-type="float">
            <text:p>1500.00000000017</text:p>
          </table:table-cell>
          <table:table-cell table:number-columns-repeated="6"/>
          <table:table-cell office:value-type="float" office:value="4003.00300300222" calcext:value-type="float">
            <text:p>4003.00300300222</text:p>
          </table:table-cell>
          <table:table-cell office:value-type="float" office:value="-6006.00600600484" calcext:value-type="float">
            <text:p>-6006.00600600484</text:p>
          </table:table-cell>
          <table:table-cell table:number-columns-repeated="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X1 =</text:p>
          </table:table-cell>
          <table:table-cell table:number-matrix-columns-spanned="1" table:number-matrix-rows-spanned="2" table:formula="of:=MMULT([.C9:.D10];[.G4:.G5])" office:value-type="float" office:value="0.750249999998232" calcext:value-type="float">
            <text:p>0.750249999998232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1 =</text:p>
          </table:table-cell>
          <table:table-cell table:number-matrix-columns-spanned="1" table:number-matrix-rows-spanned="2" table:formula="of:=MMULT([.K9:.L10];[.O4:.O5])" office:value-type="float" office:value="6.00600600600956" calcext:value-type="float">
            <text:p>6.006006006009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.50000000000364" calcext:value-type="float">
            <text:p>1.50000000000364</text:p>
          </table:table-cell>
          <table:table-cell office:value-type="string" calcext:value-type="string">
            <text:p>y</text:p>
          </table:table-cell>
          <table:table-cell table:number-columns-repeated="6"/>
          <table:table-cell office:value-type="float" office:value="-9.00900900900888" calcext:value-type="float">
            <text:p>-9.00900900900888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c = 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kt startowy x0 =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r iteracji</text:p>
          </table:table-cell>
          <table:table-cell office:value-type="string" calcext:value-type="string">
            <text:p>1. alg</text:p>
          </table:table-cell>
          <table:table-cell office:value-type="string" calcext:value-type="string">
            <text:p>2. alg</text:p>
          </table:table-cell>
          <table:table-cell office:value-type="string" calcext:value-type="string">
            <text:p>3. alg</text:p>
          </table:table-cell>
          <table:table-cell office:value-type="string" calcext:value-type="string">
            <text:p>4. alg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C$19]+[.B21])/(1+[.B21])" office:value-type="float" office:value="8.5" calcext:value-type="float">
            <text:p>8.5</text:p>
          </table:table-cell>
          <table:table-cell table:formula="of:=2*([.$C$19])/[.C21]" office:value-type="float" office:value="32" calcext:value-type="float">
            <text:p>32</text:p>
          </table:table-cell>
          <table:table-cell table:formula="of:=2*([.$C$19])/[.D21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C$19]+[.B22])/(1+[.B22])" office:value-type="float" office:value="2.57894736842105" calcext:value-type="float">
            <text:p>2.57894736842105</text:p>
          </table:table-cell>
          <table:table-cell table:formula="of:=2*([.$C$19])/[.C22]" office:value-type="float" office:value="1" calcext:value-type="float">
            <text:p>1</text:p>
          </table:table-cell>
          <table:table-cell table:formula="of:=2*([.$C$19])/[.D2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C$19]+[.B23])/(1+[.B23])" office:value-type="float" office:value="5.19117647058824" calcext:value-type="float">
            <text:p>5.19117647058824</text:p>
          </table:table-cell>
          <table:table-cell table:formula="of:=2*([.$C$19])/[.C23]" office:value-type="float" office:value="32" calcext:value-type="float">
            <text:p>32</text:p>
          </table:table-cell>
          <table:table-cell table:formula="of:=2*([.$C$19])/[.D23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C$19]+[.B24])/(1+[.B24])" office:value-type="float" office:value="3.4228028503563" calcext:value-type="float">
            <text:p>3.4228028503563</text:p>
          </table:table-cell>
          <table:table-cell table:formula="of:=2*([.$C$19])/[.C24]" office:value-type="float" office:value="1" calcext:value-type="float">
            <text:p>1</text:p>
          </table:table-cell>
          <table:table-cell table:formula="of:=2*([.$C$19])/[.D2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C$19]+[.B25])/(1+[.B25])" office:value-type="float" office:value="4.39151450053706" calcext:value-type="float">
            <text:p>4.39151450053706</text:p>
          </table:table-cell>
          <table:table-cell table:formula="of:=2*([.$C$19])/[.C25]" office:value-type="float" office:value="32" calcext:value-type="float">
            <text:p>32</text:p>
          </table:table-cell>
          <table:table-cell table:formula="of:=2*([.$C$19])/[.D25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C$19]+[.B26])/(1+[.B26])" office:value-type="float" office:value="3.78214961649567" calcext:value-type="float">
            <text:p>3.78214961649567</text:p>
          </table:table-cell>
          <table:table-cell table:formula="of:=2*([.$C$19])/[.C26]" office:value-type="float" office:value="1" calcext:value-type="float">
            <text:p>1</text:p>
          </table:table-cell>
          <table:table-cell table:formula="of:=2*([.$C$19])/[.D2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C$19]+[.B27])/(1+[.B27])" office:value-type="float" office:value="4.13666472254624" calcext:value-type="float">
            <text:p>4.13666472254624</text:p>
          </table:table-cell>
          <table:table-cell table:formula="of:=2*([.$C$19])/[.C27]" office:value-type="float" office:value="32" calcext:value-type="float">
            <text:p>32</text:p>
          </table:table-cell>
          <table:table-cell table:formula="of:=2*([.$C$19])/[.D27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C$19]+[.B28])/(1+[.B28])" office:value-type="float" office:value="3.92018280542252" calcext:value-type="float">
            <text:p>3.92018280542252</text:p>
          </table:table-cell>
          <table:table-cell table:formula="of:=2*([.$C$19])/[.C28]" office:value-type="float" office:value="1" calcext:value-type="float">
            <text:p>1</text:p>
          </table:table-cell>
          <table:table-cell table:formula="of:=2*([.$C$19])/[.D28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C$19]+[.B29])/(1+[.B29])" office:value-type="float" office:value="4.04866721282561" calcext:value-type="float">
            <text:p>4.04866721282561</text:p>
          </table:table-cell>
          <table:table-cell table:formula="of:=2*([.$C$19])/[.C29]" office:value-type="float" office:value="32" calcext:value-type="float">
            <text:p>32</text:p>
          </table:table-cell>
          <table:table-cell table:formula="of:=2*([.$C$19])/[.D29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C$19]+[.B30])/(1+[.B30])" office:value-type="float" office:value="3.97108115224827" calcext:value-type="float">
            <text:p>3.97108115224827</text:p>
          </table:table-cell>
          <table:table-cell table:formula="of:=2*([.$C$19])/[.C30]" office:value-type="float" office:value="1" calcext:value-type="float">
            <text:p>1</text:p>
          </table:table-cell>
          <table:table-cell table:formula="of:=2*([.$C$19])/[.D30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$C$19]+[.B31])/(1+[.B31])" office:value-type="float" office:value="4.01745224843412" calcext:value-type="float">
            <text:p>4.01745224843412</text:p>
          </table:table-cell>
          <table:table-cell table:formula="of:=2*([.$C$19])/[.C31]" office:value-type="float" office:value="32" calcext:value-type="float">
            <text:p>32</text:p>
          </table:table-cell>
          <table:table-cell table:formula="of:=2*([.$C$19])/[.D31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$C$19]+[.B32])/(1+[.B32])" office:value-type="float" office:value="3.98956507352538" calcext:value-type="float">
            <text:p>3.98956507352538</text:p>
          </table:table-cell>
          <table:table-cell table:formula="of:=2*([.$C$19])/[.C32]" office:value-type="float" office:value="1" calcext:value-type="float">
            <text:p>1</text:p>
          </table:table-cell>
          <table:table-cell table:formula="of:=2*([.$C$19])/[.D3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$C$19]+[.B33])/(1+[.B33])" office:value-type="float" office:value="4.00627404973431" calcext:value-type="float">
            <text:p>4.00627404973431</text:p>
          </table:table-cell>
          <table:table-cell table:formula="of:=2*([.$C$19])/[.C33]" office:value-type="float" office:value="32" calcext:value-type="float">
            <text:p>32</text:p>
          </table:table-cell>
          <table:table-cell table:formula="of:=2*([.$C$19])/[.D33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$C$19]+[.B34])/(1+[.B34])" office:value-type="float" office:value="3.99624028788358" calcext:value-type="float">
            <text:p>3.99624028788358</text:p>
          </table:table-cell>
          <table:table-cell table:formula="of:=2*([.$C$19])/[.C34]" office:value-type="float" office:value="1" calcext:value-type="float">
            <text:p>1</text:p>
          </table:table-cell>
          <table:table-cell table:formula="of:=2*([.$C$19])/[.D3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$C$19]+[.B35])/(1+[.B35])" office:value-type="float" office:value="4.00225752479852" calcext:value-type="float">
            <text:p>4.00225752479852</text:p>
          </table:table-cell>
          <table:table-cell table:formula="of:=2*([.$C$19])/[.C35]" office:value-type="float" office:value="32" calcext:value-type="float">
            <text:p>32</text:p>
          </table:table-cell>
          <table:table-cell table:formula="of:=2*([.$C$19])/[.D35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$C$19]+[.B36])/(1+[.B36])" office:value-type="float" office:value="3.99864609641507" calcext:value-type="float">
            <text:p>3.99864609641507</text:p>
          </table:table-cell>
          <table:table-cell table:formula="of:=2*([.$C$19])/[.C36]" office:value-type="float" office:value="1" calcext:value-type="float">
            <text:p>1</text:p>
          </table:table-cell>
          <table:table-cell table:formula="of:=2*([.$C$19])/[.D3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$C$19]+[.B37])/(1+[.B37])" office:value-type="float" office:value="4.00081256217713" calcext:value-type="float">
            <text:p>4.00081256217713</text:p>
          </table:table-cell>
          <table:table-cell table:formula="of:=2*([.$C$19])/[.C37]" office:value-type="float" office:value="32" calcext:value-type="float">
            <text:p>32</text:p>
          </table:table-cell>
          <table:table-cell table:formula="of:=2*([.$C$19])/[.D37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$C$19]+[.B38])/(1+[.B38])" office:value-type="float" office:value="3.99951254191173" calcext:value-type="float">
            <text:p>3.99951254191173</text:p>
          </table:table-cell>
          <table:table-cell table:formula="of:=2*([.$C$19])/[.C38]" office:value-type="float" office:value="1" calcext:value-type="float">
            <text:p>1</text:p>
          </table:table-cell>
          <table:table-cell table:formula="of:=2*([.$C$19])/[.D38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$C$19]+[.B39])/(1+[.B39])" office:value-type="float" office:value="4.00029250336959" calcext:value-type="float">
            <text:p>4.00029250336959</text:p>
          </table:table-cell>
          <table:table-cell table:formula="of:=2*([.$C$19])/[.C39]" office:value-type="float" office:value="32" calcext:value-type="float">
            <text:p>32</text:p>
          </table:table-cell>
          <table:table-cell table:formula="of:=2*([.$C$19])/[.D39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$C$19]+[.B40])/(1+[.B40])" office:value-type="float" office:value="3.99982450824463" calcext:value-type="float">
            <text:p>3.99982450824463</text:p>
          </table:table-cell>
          <table:table-cell table:formula="of:=2*([.$C$19])/[.C40]" office:value-type="float" office:value="1" calcext:value-type="float">
            <text:p>1</text:p>
          </table:table-cell>
          <table:table-cell table:formula="of:=2*([.$C$19])/[.D40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([.$C$19]+[.B41])/(1+[.B41])" office:value-type="float" office:value="4.00010529874903" calcext:value-type="float">
            <text:p>4.00010529874903</text:p>
          </table:table-cell>
          <table:table-cell table:formula="of:=2*([.$C$19])/[.C41]" office:value-type="float" office:value="32" calcext:value-type="float">
            <text:p>32</text:p>
          </table:table-cell>
          <table:table-cell table:formula="of:=2*([.$C$19])/[.D41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([.$C$19]+[.B42])/(1+[.B42])" office:value-type="float" office:value="3.99993682208109" calcext:value-type="float">
            <text:p>3.99993682208109</text:p>
          </table:table-cell>
          <table:table-cell table:formula="of:=2*([.$C$19])/[.C42]" office:value-type="float" office:value="1" calcext:value-type="float">
            <text:p>1</text:p>
          </table:table-cell>
          <table:table-cell table:formula="of:=2*([.$C$19])/[.D42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([.$C$19]+[.B43])/(1+[.B43])" office:value-type="float" office:value="4.00003790723033" calcext:value-type="float">
            <text:p>4.00003790723033</text:p>
          </table:table-cell>
          <table:table-cell table:formula="of:=2*([.$C$19])/[.C43]" office:value-type="float" office:value="32" calcext:value-type="float">
            <text:p>32</text:p>
          </table:table-cell>
          <table:table-cell table:formula="of:=2*([.$C$19])/[.D43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([.$C$19]+[.B44])/(1+[.B44])" office:value-type="float" office:value="3.99997725583424" calcext:value-type="float">
            <text:p>3.99997725583424</text:p>
          </table:table-cell>
          <table:table-cell table:formula="of:=2*([.$C$19])/[.C44]" office:value-type="float" office:value="1" calcext:value-type="float">
            <text:p>1</text:p>
          </table:table-cell>
          <table:table-cell table:formula="of:=2*([.$C$19])/[.D44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([.$C$19]+[.B45])/(1+[.B45])" office:value-type="float" office:value="4.00001364656153" calcext:value-type="float">
            <text:p>4.00001364656153</text:p>
          </table:table-cell>
          <table:table-cell table:formula="of:=2*([.$C$19])/[.C45]" office:value-type="float" office:value="32" calcext:value-type="float">
            <text:p>32</text:p>
          </table:table-cell>
          <table:table-cell table:formula="of:=2*([.$C$19])/[.D45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([.$C$19]+[.B46])/(1+[.B46])" office:value-type="float" office:value="3.99999181208543" calcext:value-type="float">
            <text:p>3.99999181208543</text:p>
          </table:table-cell>
          <table:table-cell table:formula="of:=2*([.$C$19])/[.C46]" office:value-type="float" office:value="1" calcext:value-type="float">
            <text:p>1</text:p>
          </table:table-cell>
          <table:table-cell table:formula="of:=2*([.$C$19])/[.D46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([.$C$19]+[.B47])/(1+[.B47])" office:value-type="float" office:value="4.00000491275679" calcext:value-type="float">
            <text:p>4.00000491275679</text:p>
          </table:table-cell>
          <table:table-cell table:formula="of:=2*([.$C$19])/[.C47]" office:value-type="float" office:value="32" calcext:value-type="float">
            <text:p>32</text:p>
          </table:table-cell>
          <table:table-cell table:formula="of:=2*([.$C$19])/[.D47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([.$C$19]+[.B48])/(1+[.B48])" office:value-type="float" office:value="3.99999705234882" calcext:value-type="float">
            <text:p>3.99999705234882</text:p>
          </table:table-cell>
          <table:table-cell table:formula="of:=2*([.$C$19])/[.C48]" office:value-type="float" office:value="1" calcext:value-type="float">
            <text:p>1</text:p>
          </table:table-cell>
          <table:table-cell table:formula="of:=2*([.$C$19])/[.D48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([.$C$19]+[.B49])/(1+[.B49])" office:value-type="float" office:value="4.00000176859175" calcext:value-type="float">
            <text:p>4.00000176859175</text:p>
          </table:table-cell>
          <table:table-cell table:formula="of:=2*([.$C$19])/[.C49]" office:value-type="float" office:value="32" calcext:value-type="float">
            <text:p>32</text:p>
          </table:table-cell>
          <table:table-cell table:formula="of:=2*([.$C$19])/[.D49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([.$C$19]+[.B50])/(1+[.B50])" office:value-type="float" office:value="3.99999893884533" calcext:value-type="float">
            <text:p>3.99999893884533</text:p>
          </table:table-cell>
          <table:table-cell table:formula="of:=2*([.$C$19])/[.C50]" office:value-type="float" office:value="1" calcext:value-type="float">
            <text:p>1</text:p>
          </table:table-cell>
          <table:table-cell table:formula="of:=2*([.$C$19])/[.D50]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([.$C$19]+[.B51])/(1+[.B51])" office:value-type="float" office:value="4.00000063669294" calcext:value-type="float">
            <text:p>4.00000063669294</text:p>
          </table:table-cell>
          <table:table-cell table:formula="of:=2*([.$C$19])/[.C51]" office:value-type="float" office:value="32" calcext:value-type="float">
            <text:p>32</text:p>
          </table:table-cell>
          <table:table-cell table:formula="of:=2*([.$C$19])/[.D51]"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([.$C$19]+[.B52])/(1+[.B52])" office:value-type="float" office:value="3.99999961798429" calcext:value-type="float">
            <text:p>3.99999961798429</text:p>
          </table:table-cell>
          <table:table-cell table:formula="of:=2*([.$C$19])/[.C52]" office:value-type="float" office:value="1" calcext:value-type="float">
            <text:p>1</text:p>
          </table:table-cell>
          <table:table-cell table:formula="of:=2*([.$C$19])/[.D52]" office:value-type="float" office:value="1" calcext:value-type="float">
            <text:p>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3T15:51:27.859962568</meta:creation-date>
    <dc:date>2025-10-03T16:28:23.251814241</dc:date>
    <meta:editing-duration>PT12M5S</meta:editing-duration>
    <meta:editing-cycles>1</meta:editing-cycles>
    <meta:document-statistic meta:table-count="1" meta:cell-count="183" meta:object-count="0"/>
    <meta:generator>LibreOffice/24.2.7.2$Linux_X86_64 LibreOffice_project/420$Build-2</meta:generator>
  </office:meta>
</office:document-meta>
</file>